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6464" draw:opacity="50%" draw:textarea-horizontal-align="justify" draw:textarea-vertical-align="middle" draw:auto-grow-height="false" fo:min-height="20.85cm" fo:min-width="2.5cm" draw:shadow-opacity="50%"/>
    </style:style>
    <style:style style:name="gr2" style:family="graphic" style:parent-style-name="standard">
      <style:graphic-properties draw:stroke="none" draw:fill="solid" draw:fill-color="#d2232a" draw:opacity="50%" draw:textarea-horizontal-align="justify" draw:textarea-vertical-align="middle" draw:auto-grow-height="false" fo:min-height="20.85cm" fo:min-width="2.3cm" draw:shadow-opacity="50%"/>
    </style:style>
    <style:style style:name="gr3" style:family="graphic" style:parent-style-name="standard">
      <style:graphic-properties draw:stroke="none" draw:fill="solid" draw:fill-color="#41ad03" draw:opacity="50%" draw:textarea-horizontal-align="justify" draw:textarea-vertical-align="middle" draw:auto-grow-height="false" fo:min-height="6.65cm" fo:min-width="21.1cm" draw:shadow-opacity="50%"/>
    </style:style>
    <style:style style:name="gr4" style:family="graphic" style:parent-style-name="standard">
      <style:graphic-properties draw:stroke="none" draw:fill="solid" draw:fill-color="#ffe295" draw:opacity="50%" draw:textarea-horizontal-align="justify" draw:textarea-vertical-align="middle" draw:auto-grow-height="false" fo:min-height="6.95cm" fo:min-width="10.4cm" draw:shadow-opacity="50%"/>
    </style:style>
    <style:style style:name="gr5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5.25cm" fo:min-width="7.1cm"/>
    </style:style>
    <style:style style:name="gr6" style:family="graphic" style:parent-style-name="standard">
      <style:graphic-properties draw:stroke="none" draw:fill="solid" draw:fill-color="#477ec0" draw:opacity="50%" draw:textarea-horizontal-align="justify" draw:textarea-vertical-align="middle" draw:auto-grow-height="false" fo:min-height="6.75cm" fo:min-width="21.1cm" draw:shadow-opacity="50%"/>
    </style:style>
    <style:style style:name="gr7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10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45cm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2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47cm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67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18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67cm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52cm" fo:min-width="1.37cm" fo:padding-top="0.14cm" fo:padding-bottom="0.14cm" fo:padding-left="0.265cm" fo:padding-right="0.265cm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2.802cm"/>
      <style:paragraph-properties style:writing-mode="lr-tb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.0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0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75cm"/>
      <style:paragraph-properties style:writing-mode="lr-tb"/>
    </style:style>
    <style:style style:name="gr33" style:family="graphic" style:parent-style-name="standard">
      <style:graphic-properties draw:stroke="none" draw:fill="solid" draw:fill-color="#ffe295" draw:textarea-horizontal-align="justify" draw:textarea-vertical-align="middle" draw:auto-grow-height="false" fo:min-height="0.35cm" fo:min-width="0.2cm"/>
    </style:style>
    <style:style style:name="gr34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0.35cm" fo:min-width="0.2cm"/>
    </style:style>
    <style:style style:name="gr35" style:family="graphic" style:parent-style-name="standard">
      <style:graphic-properties draw:stroke="none" draw:fill="solid" draw:fill-color="#41ad03" draw:textarea-horizontal-align="justify" draw:textarea-vertical-align="middle" draw:auto-grow-height="false" fo:min-height="0.35cm" fo:min-width="0.2cm"/>
    </style:style>
    <style:style style:name="gr36" style:family="graphic" style:parent-style-name="standard">
      <style:graphic-properties draw:stroke="none" draw:fill="solid" draw:fill-color="#d2232a" draw:opacity="50%" draw:textarea-horizontal-align="justify" draw:textarea-vertical-align="middle" draw:auto-grow-height="false" fo:min-height="0.35cm" fo:min-width="0.2cm" draw:shadow-opacity="50%"/>
    </style:style>
    <style:style style:name="gr37" style:family="graphic" style:parent-style-name="standard">
      <style:graphic-properties draw:stroke="none" svg:stroke-color="#000000" draw:fill="none" draw:fill-color="#ffffff" fo:min-height="0.6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1.571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42" style:family="graphic" style:parent-style-name="standard">
      <style:graphic-properties draw:stroke="none" draw:fill="solid" draw:fill-color="#477ec0" draw:textarea-horizontal-align="justify" draw:textarea-vertical-align="middle" draw:auto-grow-height="false" fo:min-height="0.35cm" fo:min-width="0.2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1.55cm"/>
      <style:paragraph-properties style:writing-mode="lr-tb"/>
    </style:style>
    <style:style style:name="gr45" style:family="graphic" style:parent-style-name="standard">
      <style:graphic-properties draw:stroke="dash" svg:stroke-width="0.05cm" svg:stroke-color="#000000" draw:marker-start-width="0.28cm" draw:marker-end-width="0.28cm" draw:textarea-horizontal-align="justify" draw:textarea-vertical-align="middle" draw:auto-grow-height="false" fo:min-height="3.55cm" fo:min-width="9cm" fo:padding-top="0.15cm" fo:padding-bottom="0.15cm" fo:padding-left="0.275cm" fo:padding-right="0.275cm"/>
    </style:style>
    <style:style style:name="gr46" style:family="graphic" style:parent-style-name="standard">
      <style:graphic-properties draw:stroke="dash" draw:stroke-dash="Double_20_Dot" svg:stroke-width="0.05cm" svg:stroke-color="#000000" draw:marker-start-width="0.28cm" draw:marker-end-width="0.28cm" draw:textarea-horizontal-align="justify" draw:textarea-vertical-align="middle" draw:auto-grow-height="false" fo:min-height="3.1cm" fo:min-width="5.65cm" fo:padding-top="0.15cm" fo:padding-bottom="0.15cm" fo:padding-left="0.275cm" fo:padding-right="0.275cm"/>
    </style:style>
    <style:style style:name="gr47" style:family="graphic" style:parent-style-name="standard">
      <style:graphic-properties draw:stroke="none" draw:fill="solid" draw:fill-color="#ff6464" draw:opacity="50%" draw:textarea-horizontal-align="justify" draw:textarea-vertical-align="middle" draw:auto-grow-height="false" fo:min-height="0.35cm" fo:min-width="0.2cm" draw:shadow-opacity="50%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2.23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50" style:family="graphic" style:parent-style-name="standard">
      <style:graphic-properties draw:stroke="dash" svg:stroke-width="0.05cm" svg:stroke-color="#000000" draw:marker-start-width="0.28cm" draw:marker-end-width="0.28cm" draw:textarea-horizontal-align="justify" draw:textarea-vertical-align="middle" draw:auto-grow-height="false" fo:min-height="0.177cm" fo:min-width="0.15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52" style:family="graphic" style:parent-style-name="standard">
      <style:graphic-properties draw:stroke="dash" draw:stroke-dash="Double_20_Dot" svg:stroke-width="0.05cm" svg:stroke-color="#000000" draw:marker-start-width="0.28cm" draw:marker-end-width="0.28cm" draw:textarea-horizontal-align="justify" draw:textarea-vertical-align="middle" draw:auto-grow-height="false" fo:min-height="0.177cm" fo:min-width="0.35cm" fo:padding-top="0.15cm" fo:padding-bottom="0.15cm" fo:padding-left="0.275cm" fo:padding-right="0.275cm"/>
    </style:style>
    <style:style style:name="gr53" style:family="graphic" style:parent-style-name="standard">
      <style:graphic-properties draw:stroke="dash" svg:stroke-width="0.05cm" svg:stroke-color="#000000" draw:marker-start-width="0.28cm" draw:marker-end-width="0.28cm" draw:textarea-horizontal-align="justify" draw:textarea-vertical-align="middle" draw:auto-grow-height="false" fo:min-height="3.6cm" fo:min-width="7.95cm" fo:padding-top="0.15cm" fo:padding-bottom="0.15cm" fo:padding-left="0.275cm" fo:padding-right="0.275cm"/>
    </style:style>
    <style:style style:name="gr54" style:family="graphic" style:parent-style-name="standard">
      <style:graphic-properties draw:stroke="dash" draw:stroke-dash="Double_20_Dot" svg:stroke-width="0.05cm" svg:stroke-color="#000000" draw:marker-start-width="0.28cm" draw:marker-end-width="0.28cm" draw:textarea-horizontal-align="justify" draw:textarea-vertical-align="middle" draw:auto-grow-height="false" fo:min-height="3.4cm" fo:min-width="4.95cm" fo:padding-top="0.15cm" fo:padding-bottom="0.15cm" fo:padding-left="0.275cm" fo:padding-right="0.275cm"/>
    </style:style>
    <style:style style:name="P1" style:family="paragraph">
      <loext:graphic-properties draw:fill="solid" draw:fill-color="#ff6464" draw:opacity="50%"/>
      <style:paragraph-properties fo:text-align="center"/>
      <style:text-properties fo:font-size="22pt"/>
    </style:style>
    <style:style style:name="P2" style:family="paragraph">
      <loext:graphic-properties draw:fill="solid" draw:fill-color="#d2232a" draw:opacity="50%"/>
      <style:paragraph-properties fo:text-align="center"/>
      <style:text-properties fo:font-size="22pt"/>
    </style:style>
    <style:style style:name="P3" style:family="paragraph">
      <loext:graphic-properties draw:fill="solid" draw:fill-color="#41ad03" draw:opacity="50%"/>
      <style:paragraph-properties fo:text-align="center"/>
    </style:style>
    <style:style style:name="P4" style:family="paragraph">
      <loext:graphic-properties draw:fill="solid" draw:fill-color="#ffe295" draw:opacity="50%"/>
      <style:paragraph-properties fo:text-align="center"/>
      <style:text-properties fo:font-size="22pt"/>
    </style:style>
    <style:style style:name="P5" style:family="paragraph">
      <loext:graphic-properties draw:fill="solid" draw:fill-color="#ffcb04"/>
      <style:paragraph-properties fo:text-align="center"/>
    </style:style>
    <style:style style:name="P6" style:family="paragraph">
      <loext:graphic-properties draw:fill="solid" draw:fill-color="#477ec0" draw:opacity="50%"/>
      <style:paragraph-properties fo:text-align="center"/>
      <style:text-properties fo:font-size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32pt" style:font-size-asian="32pt" style:font-size-complex="32pt"/>
    </style:style>
    <style:style style:name="P11" style:family="paragraph">
      <loext:graphic-properties draw:fill="solid"/>
      <style:paragraph-properties fo:text-align="center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22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15" style:family="paragraph">
      <loext:graphic-properties draw:fill="solid" draw:fill-color="#ffe295"/>
      <style:paragraph-properties fo:text-align="center"/>
    </style:style>
    <style:style style:name="P16" style:family="paragraph">
      <loext:graphic-properties draw:fill="solid" draw:fill-color="#41ad03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477ec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3465a4" fo:font-size="22pt"/>
    </style:style>
    <style:style style:name="P20" style:family="paragraph">
      <style:paragraph-properties fo:text-align="center"/>
      <style:text-properties style:text-underline-style="solid" style:text-underline-width="auto" style:text-underline-color="font-color"/>
    </style:style>
    <style:style style:name="P21" style:family="paragraph">
      <loext:graphic-properties draw:fill="solid" draw:fill-color="#ff6464" draw:opacity="50%"/>
      <style:paragraph-properties fo:text-align="center" style:writing-mode="lr-tb"/>
      <style:text-properties fo:font-size="22pt"/>
    </style:style>
    <style:style style:name="P22" style:family="paragraph">
      <loext:graphic-properties draw:fill="none" draw:fill-color="#ffffff"/>
      <style:paragraph-properties style:writing-mode="lr-tb"/>
      <style:text-properties fo:color="#3465a4"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 fo:font-size="32pt" style:font-size-asian="32pt" style:font-size-complex="32pt"/>
    </style:style>
    <style:style style:name="T3" style:family="text">
      <style:text-properties style:text-position="-33% 58%" style:font-name="Liberation Sans1" fo:font-size="32pt" style:font-name-asian="Liberation Sans1" style:font-size-asian="32pt" style:font-name-complex="Liberation Sans1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32pt" fo:font-style="normal" fo:text-shadow="none" style:text-underline-style="none" fo:font-weight="normal" style:letter-kerning="true" style:font-name-asian="Noto Sans CJK SC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 style:font-name="Liberation Sans1" fo:font-size="18pt" style:font-name-asian="Liberation Sans1" style:font-name-complex="Liberation Sans1"/>
    </style:style>
    <style:style style:name="T10" style:family="text">
      <style:text-properties style:font-name="Liberation Sans1" fo:font-size="18pt" style:font-name-asian="Liberation Sans1" style:font-name-complex="Liberation Sans1"/>
    </style:style>
    <style:style style:name="T11" style:family="text">
      <style:text-properties style:text-position="-33% 58%" style:font-name="Liberation Sans1" style:font-name-asian="Liberation Sans1" style:font-name-complex="Liberation Sans1"/>
    </style:style>
    <style:style style:name="T12" style:family="text">
      <style:text-properties style:font-name="Liberation Sans1" fo:font-size="22pt" style:font-name-asian="Liberation Sans1" style:font-name-complex="Liberation Sans1"/>
    </style:style>
    <style:style style:name="T13" style:family="text">
      <style:text-properties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Liberation Sans1" fo:font-size="15pt" fo:font-style="italic" style:font-name-asian="Liberation Sans1" style:font-size-asian="15pt" style:font-style-asian="italic" style:font-name-complex="Liberation Sans1" style:font-size-complex="15pt" style:font-style-complex="italic"/>
    </style:style>
    <style:style style:name="T17" style:family="text">
      <style:text-properties fo:color="#3465a4" style:font-name="Liberation Sans1" style:font-name-asian="Liberation Sans1" style:font-name-complex="Liberation Sans1"/>
    </style:style>
    <style:style style:name="T18" style:family="text">
      <style:text-properties fo:color="#3465a4" style:text-position="-33% 58%" style:font-name="Liberation Sans1" style:font-name-asian="Liberation Sans1" style:font-name-complex="Liberation Sans1"/>
    </style:style>
    <style:style style:name="T19" style:family="text">
      <style:text-properties fo:color="#3465a4" style:font-name="Liberation Sans1" fo:font-size="18pt" style:font-name-asian="Liberation Sans1" style:font-size-asian="18pt" style:font-name-complex="Liberation Sans1" style:font-size-complex="18pt"/>
    </style:style>
    <style:style style:name="T20" style:family="text">
      <style:text-properties fo:color="#3465a4" style:text-position="-33% 58%" style:font-name="Liberation Sans1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1.1cm" svg:x="19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21.1cm" svg:x="16.8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6cm" svg:height="6.9cm" svg:x="1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9cm" svg:height="7.2cm" svg:x="1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6cm" svg:height="5.5cm" svg:x="3.9cm" svg:y="8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6cm" svg:height="7cm" svg:x="1cm" svg:y="1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2cm" svg:x="1.5cm" svg:y="8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2cm" svg:height="1.517cm" svg:x="1.8cm" svg:y="8.9cm">
          <draw:text-box>
            <text:p><text:span text:style-name="T1">E</text:span></text:p>
          </draw:text-box>
        </draw:frame>
        <draw:custom-shape draw:style-name="gr7" draw:text-style-name="P7" draw:layer="layout" svg:width="1.9cm" svg:height="2cm" svg:x="6.2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2cm" svg:height="1.786cm" svg:x="6.5cm" svg:y="8.8cm">
          <draw:text-box>
            <text:p><text:span text:style-name="T1">I</text:span><text:span text:style-name="T2">a</text:span></text:p>
          </draw:text-box>
        </draw:frame>
        <draw:custom-shape draw:style-name="gr7" draw:text-style-name="P7" draw:layer="layout" svg:width="1.9cm" svg:height="2cm" svg:x="4.7cm" svg:y="11.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2cm" svg:height="1.786cm" svg:x="5cm" svg:y="11.3cm">
          <draw:text-box>
            <text:p><text:span text:style-name="T1">I</text:span><text:span text:style-name="T2">p</text:span></text:p>
          </draw:text-box>
        </draw:frame>
        <draw:custom-shape draw:style-name="gr10" draw:text-style-name="P7" draw:layer="layout" svg:width="1.875cm" svg:height="2cm" svg:x="8.225cm" svg:y="1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2cm" svg:height="1.786cm" svg:x="8.725cm" svg:y="12.2cm">
          <draw:text-box>
            <text:p><text:span text:style-name="T1">I</text:span><text:span text:style-name="T2">s</text:span></text:p>
          </draw:text-box>
        </draw:frame>
        <draw:frame draw:style-name="gr11" draw:text-style-name="P8" draw:layer="layout" svg:width="1.5cm" svg:height="1.6cm" svg:x="14.8cm" svg:y="8.7cm">
          <draw:text-box>
            <text:p><text:span text:style-name="T1">R</text:span></text:p>
          </draw:text-box>
        </draw:frame>
        <draw:custom-shape draw:style-name="gr12" draw:text-style-name="P7" draw:layer="layout" svg:width="2cm" svg:height="2cm" svg:x="14.6cm" svg:y="8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2cm" svg:x="6.2cm" svg:y="5.4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8cm" svg:height="1.8cm" svg:x="6.4cm" svg:y="5.6cm">
          <draw:text-box>
            <text:p><text:span text:style-name="T1">I</text:span><text:span text:style-name="T2">a</text:span><text:span text:style-name="T3">δ</text:span></text:p>
          </draw:text-box>
        </draw:frame>
        <draw:custom-shape draw:style-name="gr7" draw:text-style-name="P7" draw:layer="layout" svg:width="1.9cm" svg:height="2cm" svg:x="9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8cm" svg:height="1.786cm" svg:x="9.2cm" svg:y="5.7cm">
          <draw:text-box>
            <text:p text:style-name="P9"><text:span text:style-name="T4">R</text:span><text:span text:style-name="T3">δ</text:span></text:p>
          </draw:text-box>
        </draw:frame>
        <draw:custom-shape draw:style-name="gr7" draw:text-style-name="P7" draw:layer="layout" svg:width="1.9cm" svg:height="2cm" svg:x="5.5cm" svg:y="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6cm" svg:height="1.786cm" svg:x="5.7cm" svg:y="2.014cm">
          <draw:text-box>
            <text:p text:style-name="P9"><text:span text:style-name="T4">I</text:span><text:span text:style-name="T5">p</text:span><text:span text:style-name="T3">δ</text:span></text:p>
          </draw:text-box>
        </draw:frame>
        <draw:custom-shape draw:style-name="gr7" draw:text-style-name="P7" draw:layer="layout" svg:width="1.9cm" svg:height="2cm" svg:x="9cm" svg:y="2.048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575cm" svg:height="1.9cm" svg:x="9.4cm" svg:y="2cm">
          <draw:text-box>
            <text:p text:style-name="P9"><text:span text:style-name="T4">I</text:span><text:span text:style-name="T5">s</text:span><text:span text:style-name="T3">δ</text:span></text:p>
          </draw:text-box>
        </draw:frame>
        <draw:custom-shape draw:style-name="gr7" draw:text-style-name="P7" draw:layer="layout" svg:width="1.9cm" svg:height="2cm" svg:x="11.5cm" svg:y="5.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4cm" svg:height="1.921cm" svg:x="11.5cm" svg:y="5.579cm">
          <draw:text-box>
            <text:p text:style-name="P9"><text:span text:style-name="T4">H</text:span><text:span text:style-name="T3">δ</text:span></text:p>
          </draw:text-box>
        </draw:frame>
        <draw:frame draw:style-name="gr17" draw:text-style-name="P10" draw:layer="layout" svg:width="2.1cm" svg:height="1.8cm" svg:x="17.4cm" svg:y="6.1cm">
          <draw:text-box>
            <text:p text:style-name="P9"><text:span text:style-name="T4">D</text:span><text:span text:style-name="T6">h</text:span><text:span text:style-name="T3">δ</text:span></text:p>
          </draw:text-box>
        </draw:frame>
        <draw:custom-shape draw:style-name="gr18" draw:text-style-name="P7" draw:layer="layout" svg:width="2.2cm" svg:height="2cm" svg:x="17.151cm" svg:y="5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9cm" svg:height="1.8cm" svg:x="14.4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2.4cm" svg:height="1.8cm" svg:x="14.3cm" svg:y="18.7cm">
          <draw:text-box>
            <text:p text:style-name="P9"><text:span text:style-name="T4">R</text:span><text:span text:style-name="T6">hd</text:span></text:p>
          </draw:text-box>
        </draw:frame>
        <draw:custom-shape draw:style-name="gr7" draw:text-style-name="P7" draw:layer="layout" svg:width="1.9cm" svg:height="2cm" svg:x="5.8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layout" svg:width="1.575cm" svg:height="1.8cm" svg:x="6.1cm" svg:y="16.2cm">
          <draw:text-box>
            <text:p text:style-name="P9"><text:span text:style-name="T4">I</text:span><text:span text:style-name="T5">s</text:span><text:span text:style-name="T6">d</text:span></text:p>
          </draw:text-box>
        </draw:frame>
        <draw:custom-shape draw:style-name="gr7" draw:text-style-name="P7" draw:layer="layout" svg:width="1.9cm" svg:height="2cm" svg:x="10.7cm" svg:y="19.7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2.1cm" svg:height="1.9cm" svg:x="17.027cm" svg:y="19.839cm">
          <draw:text-box>
            <text:p text:style-name="P9"><text:span text:style-name="T4">D</text:span><text:span text:style-name="T6">h</text:span><text:span text:style-name="T6">d</text:span></text:p>
          </draw:text-box>
        </draw:frame>
        <draw:custom-shape draw:style-name="gr7" draw:text-style-name="P7" draw:layer="layout" svg:width="1.9cm" svg:height="2cm" svg:x="17.127cm" svg:y="19.6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2cm" svg:x="1.6cm" svg:y="2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.8cm" svg:height="3.052cm" svg:x="1.8cm" svg:y="2.048cm">
          <draw:text-box>
            <text:p text:style-name="P9"><text:span text:style-name="T4">E</text:span><text:span text:style-name="T3">δ</text:span></text:p>
          </draw:text-box>
        </draw:frame>
        <draw:line draw:style-name="gr24" draw:text-style-name="P11" draw:layer="layout" svg:x1="3.4cm" svg:y1="10cm" svg:x2="6.2cm" svg:y2="10cm">
          <text:p/>
        </draw:line>
        <draw:line draw:style-name="gr24" draw:text-style-name="P11" draw:layer="layout" svg:x1="8.1cm" svg:y1="9.5cm" svg:x2="14.6cm" svg:y2="9.5cm">
          <text:p/>
        </draw:line>
        <draw:line draw:style-name="gr24" draw:text-style-name="P11" draw:layer="layout" svg:x1="6.6cm" svg:y1="13.1cm" svg:x2="8.2cm" svg:y2="13.6cm">
          <text:p/>
        </draw:line>
        <draw:line draw:style-name="gr24" draw:text-style-name="P11" draw:layer="layout" svg:x1="10.1cm" svg:y1="13.1cm" svg:x2="14.6cm" svg:y2="10.6cm">
          <text:p/>
        </draw:line>
        <draw:line draw:style-name="gr24" draw:text-style-name="P11" draw:layer="layout" svg:x1="2.4cm" svg:y1="10.7cm" svg:x2="4.7cm" svg:y2="12.4cm">
          <text:p/>
        </draw:line>
        <draw:line draw:style-name="gr24" draw:text-style-name="P11" draw:layer="layout" svg:x1="10.1cm" svg:y1="13.5cm" svg:x2="20cm" svg:y2="16.7cm">
          <text:p/>
        </draw:line>
        <draw:line draw:style-name="gr24" draw:text-style-name="P11" draw:layer="layout" svg:x1="3.5cm" svg:y1="3cm" svg:x2="5.5cm" svg:y2="3cm">
          <text:p/>
        </draw:line>
        <draw:line draw:style-name="gr24" draw:text-style-name="P11" draw:layer="layout" svg:x1="13.4cm" svg:y1="7.414cm" svg:x2="17.1cm" svg:y2="7.4cm">
          <text:p/>
        </draw:line>
        <draw:line draw:style-name="gr24" draw:text-style-name="P11" draw:layer="layout" svg:x1="8.6cm" svg:y1="14cm" svg:x2="6.1cm" svg:y2="16.1cm">
          <text:p/>
        </draw:line>
        <draw:frame draw:style-name="gr25" draw:text-style-name="P12" draw:layer="layout" svg:width="1.4cm" svg:height="1.173cm" svg:x="4cm" svg:y="9.027cm">
          <draw:text-box>
            <text:p><text:span text:style-name="T7">ασ</text:span></text:p>
          </draw:text-box>
        </draw:frame>
        <draw:frame draw:style-name="gr25" draw:text-style-name="P12" draw:layer="layout" svg:width="2.6cm" svg:height="1.173cm" svg:x="1.6cm" svg:y="11.527cm">
          <draw:text-box>
            <text:p><text:span text:style-name="T7">(1-α)σ</text:span></text:p>
          </draw:text-box>
        </draw:frame>
        <draw:frame draw:style-name="gr26" draw:text-style-name="P13" draw:layer="layout" svg:width="1.531cm" svg:height="1.305cm" svg:x="6.669cm" svg:y="12.1cm">
          <draw:text-box>
            <text:p><text:span text:style-name="T8">π</text:span><text:span text:style-name="T9">t</text:span><text:span text:style-name="T10">ς</text:span></text:p>
          </draw:text-box>
        </draw:frame>
        <draw:frame draw:style-name="gr25" draw:text-style-name="P12" draw:layer="layout" svg:width="1.101cm" svg:height="1.173cm" svg:x="12.099cm" svg:y="8.527cm">
          <draw:text-box>
            <text:p><text:span text:style-name="T7">γ</text:span><text:span text:style-name="T11">a</text:span></text:p>
          </draw:text-box>
        </draw:frame>
        <draw:frame draw:style-name="gr27" draw:text-style-name="P12" draw:layer="layout" svg:width="1.4cm" svg:height="1.114cm" svg:x="12.1cm" svg:y="10.6cm">
          <draw:text-box>
            <text:p><text:span text:style-name="T7">γ</text:span><text:span text:style-name="T11">s</text:span></text:p>
          </draw:text-box>
        </draw:frame>
        <draw:line draw:style-name="gr24" draw:text-style-name="P11" draw:layer="layout" svg:x1="7.1cm" svg:y1="8.8cm" svg:x2="7.1cm" svg:y2="7.4cm">
          <text:p/>
        </draw:line>
        <draw:frame draw:style-name="gr28" draw:text-style-name="P12" draw:layer="layout" svg:width="1.4cm" svg:height="1.273cm" svg:x="6.3cm" svg:y="7.4cm">
          <draw:text-box>
            <text:p><text:span text:style-name="T7">θ</text:span><text:span text:style-name="T11">t</text:span></text:p>
          </draw:text-box>
        </draw:frame>
        <draw:line draw:style-name="gr24" draw:text-style-name="P11" draw:layer="layout" svg:x1="5.8cm" svg:y1="11.2cm" svg:x2="5.8cm" svg:y2="4cm">
          <text:p/>
        </draw:line>
        <draw:frame draw:style-name="gr28" draw:text-style-name="P12" draw:layer="layout" svg:width="1.4cm" svg:height="1.273cm" svg:x="4.8cm" svg:y="7.427cm">
          <draw:text-box>
            <text:p><text:span text:style-name="T7">θ</text:span><text:span text:style-name="T11">t</text:span></text:p>
          </draw:text-box>
        </draw:frame>
        <draw:line draw:style-name="gr24" draw:text-style-name="P11" draw:layer="layout" svg:x1="2.5cm" svg:y1="8.7cm" svg:x2="2.5cm" svg:y2="4cm">
          <text:p/>
        </draw:line>
        <draw:frame draw:style-name="gr29" draw:text-style-name="P12" draw:layer="layout" svg:width="1cm" svg:height="1.2cm" svg:x="1.6cm" svg:y="5.8cm">
          <draw:text-box>
            <text:p><text:span text:style-name="T7">θ</text:span><text:span text:style-name="T11">t</text:span></text:p>
          </draw:text-box>
        </draw:frame>
        <draw:line draw:style-name="gr24" draw:text-style-name="P11" draw:layer="layout" svg:x1="3.5cm" svg:y1="4cm" svg:x2="6.2cm" svg:y2="6.1cm">
          <text:p/>
        </draw:line>
        <draw:frame draw:style-name="gr30" draw:text-style-name="P12" draw:layer="layout" svg:width="1.4cm" svg:height="1.5cm" svg:x="3.9cm" svg:y="3.7cm">
          <draw:text-box>
            <text:p><text:span text:style-name="T7">ασ</text:span></text:p>
          </draw:text-box>
        </draw:frame>
        <draw:frame draw:style-name="gr31" draw:text-style-name="P12" draw:layer="layout" svg:width="2.6cm" svg:height="0.973cm" svg:x="3.4cm" svg:y="1.927cm">
          <draw:text-box>
            <text:p><text:span text:style-name="T7">(1-α)σ</text:span></text:p>
          </draw:text-box>
        </draw:frame>
        <draw:line draw:style-name="gr24" draw:text-style-name="P11" draw:layer="layout" svg:x1="7.4cm" svg:y1="3cm" svg:x2="9cm" svg:y2="3cm">
          <text:p/>
        </draw:line>
        <draw:line draw:style-name="gr24" draw:text-style-name="P11" draw:layer="layout" svg:x1="13.4cm" svg:y1="6.2cm" svg:x2="14.6cm" svg:y2="5.3cm">
          <text:p/>
        </draw:line>
        <draw:frame draw:style-name="gr32" draw:text-style-name="P12" draw:layer="layout" svg:width="0.875cm" svg:height="1.119cm" svg:x="7.625cm" svg:y="1.7cm">
          <draw:text-box>
            <text:p><text:span text:style-name="T12">ς</text:span></text:p>
          </draw:text-box>
        </draw:frame>
        <draw:line draw:style-name="gr24" draw:text-style-name="P11" draw:layer="layout" svg:x1="10.9cm" svg:y1="3.5cm" svg:x2="12.3cm" svg:y2="5.5cm">
          <text:p/>
        </draw:line>
        <draw:frame draw:style-name="gr27" draw:text-style-name="P12" draw:layer="layout" svg:width="1.3cm" svg:height="1.114cm" svg:x="9.9cm" svg:y="4.386cm">
          <draw:text-box>
            <text:p><text:span text:style-name="T7">γ</text:span><text:span text:style-name="T11">s</text:span></text:p>
          </draw:text-box>
        </draw:frame>
        <draw:line draw:style-name="gr24" draw:text-style-name="P11" draw:layer="layout" svg:x1="8.1cm" svg:y1="6.4cm" svg:x2="9.1cm" svg:y2="6.4cm">
          <text:p/>
        </draw:line>
        <draw:frame draw:style-name="gr25" draw:text-style-name="P12" draw:layer="layout" svg:width="1.101cm" svg:height="1.173cm" svg:x="8.099cm" svg:y="5.327cm">
          <draw:text-box>
            <text:p><text:span text:style-name="T7">γ</text:span><text:span text:style-name="T11">a</text:span></text:p>
          </draw:text-box>
        </draw:frame>
        <draw:line draw:style-name="gr24" draw:text-style-name="P11" draw:layer="layout" svg:x1="12.6cm" svg:y1="21.5cm" svg:x2="17.1cm" svg:y2="21.5cm">
          <text:p/>
        </draw:line>
        <draw:line draw:style-name="gr24" draw:text-style-name="P11" draw:layer="layout" svg:x1="7.7cm" svg:y1="17.7cm" svg:x2="11cm" svg:y2="19.7cm">
          <text:p/>
        </draw:line>
        <draw:line draw:style-name="gr24" draw:text-style-name="P11" draw:layer="layout" svg:x1="6cm" svg:y1="18.1cm" svg:x2="7.9cm" svg:y2="20.5cm">
          <text:p/>
        </draw:line>
        <draw:frame draw:style-name="gr27" draw:text-style-name="P14" draw:layer="layout" svg:width="0.9cm" svg:height="1.114cm" svg:x="6.2cm" svg:y="14.586cm">
          <draw:text-box>
            <text:p text:style-name="P9"><text:span text:style-name="T8">η</text:span></text:p>
          </draw:text-box>
        </draw:frame>
        <draw:custom-shape draw:style-name="gr33" draw:text-style-name="P15" draw:layer="layout" svg:width="0.7cm" svg:height="0.6cm" svg:x="17.3cm" svg:y="22.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7cm" svg:height="0.6cm" svg:x="17.3cm" svg:y="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0.7cm" svg:height="0.6cm" svg:x="1.003cm" svg:y="23.93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7cm" svg:height="0.6cm" svg:x="1.003cm" svg:y="24.939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7.697cm" svg:height="0.86cm" svg:x="1.703cm" svg:y="22.9cm">
          <draw:text-box>
            <text:p><text:span text:style-name="T13">C</text:span><text:span text:style-name="T14">S</text:span><text:span text:style-name="T13"> </text:span><text:span text:style-name="T13">- </text:span><text:span text:style-name="T15">de</text:span><text:span text:style-name="T15">te</text:span><text:span text:style-name="T15">ct</text:span><text:span text:style-name="T15">ed </text:span><text:span text:style-name="T15">as</text:span><text:span text:style-name="T15">y</text:span><text:span text:style-name="T15">m</text:span><text:span text:style-name="T15">pt</text:span><text:span text:style-name="T15">o</text:span><text:span text:style-name="T15">m</text:span><text:span text:style-name="T15">ati</text:span><text:span text:style-name="T15">c</text:span></text:p>
          </draw:text-box>
        </draw:frame>
        <draw:frame draw:style-name="gr38" draw:text-style-name="P17" draw:layer="layout" svg:width="5.6cm" svg:height="0.839cm" svg:x="17.997cm" svg:y="22.9cm">
          <draw:text-box>
            <text:p><text:span text:style-name="T15">Su</text:span><text:span text:style-name="T15">be</text:span><text:span text:style-name="T15">pid</text:span><text:span text:style-name="T15">e</text:span><text:span text:style-name="T15">mi</text:span><text:span text:style-name="T15">c</text:span></text:p>
          </draw:text-box>
        </draw:frame>
        <draw:frame draw:style-name="gr38" draw:text-style-name="P17" draw:layer="layout" svg:width="5.8cm" svg:height="0.839cm" svg:x="18.1cm" svg:y="23.861cm">
          <draw:text-box>
            <text:p><text:span text:style-name="T15">Infe</text:span><text:span text:style-name="T15">ctio</text:span><text:span text:style-name="T15">us</text:span></text:p>
          </draw:text-box>
        </draw:frame>
        <draw:frame draw:style-name="gr37" draw:text-style-name="P17" draw:layer="layout" svg:width="7.297cm" svg:height="0.86cm" svg:x="1.703cm" svg:y="23.9cm">
          <draw:text-box>
            <text:p><text:span text:style-name="T13">C</text:span><text:span text:style-name="T14">A</text:span><text:span text:style-name="T13"> - </text:span><text:span text:style-name="T15">detect</text:span><text:span text:style-name="T15">ed <text:s/></text:span><text:span text:style-name="T15">sympt</text:span><text:span text:style-name="T15">omatic</text:span></text:p>
          </draw:text-box>
        </draw:frame>
        <draw:frame draw:style-name="gr37" draw:text-style-name="P17" draw:layer="layout" svg:width="6.9cm" svg:height="0.86cm" svg:x="1.7cm" svg:y="24.8cm">
          <draw:text-box>
            <text:p><text:span text:style-name="T16">D</text:span><text:span text:style-name="T15"> - </text:span><text:span text:style-name="T15">dead </text:span><text:span text:style-name="T15">in </text:span><text:span text:style-name="T15">hospi</text:span><text:span text:style-name="T15">tals</text:span></text:p>
          </draw:text-box>
        </draw:frame>
        <draw:custom-shape draw:style-name="gr7" draw:text-style-name="P7" draw:layer="layout" svg:width="1.9cm" svg:height="2cm" svg:x="2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0" draw:layer="layout" svg:width="1.8cm" svg:height="1.821cm" svg:x="20.1cm" svg:y="16.2cm">
          <draw:text-box>
            <text:p text:style-name="P9"><text:span text:style-name="T4">D</text:span><text:span text:style-name="T6">d</text:span></text:p>
          </draw:text-box>
        </draw:frame>
        <draw:custom-shape draw:style-name="gr7" draw:text-style-name="P7" draw:layer="layout" svg:width="1.9cm" svg:height="2cm" svg:x="2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7.7cm" svg:y1="17.1cm" svg:x2="20cm" svg:y2="17cm">
          <text:p/>
        </draw:line>
        <draw:frame draw:style-name="gr40" draw:text-style-name="P10" draw:layer="layout" svg:width="1.8cm" svg:height="1.8cm" svg:x="10.8cm" svg:y="19.8cm">
          <draw:text-box>
            <text:p text:style-name="P9"><text:span text:style-name="T4">H</text:span><text:span text:style-name="T6">d</text:span></text:p>
          </draw:text-box>
        </draw:frame>
        <draw:custom-shape draw:style-name="gr7" draw:text-style-name="P7" draw:layer="layout" svg:width="1.9cm" svg:height="2cm" svg:x="7.9cm" svg:y="1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2.4cm" svg:height="1.8cm" svg:x="7.8cm" svg:y="19.8cm">
          <draw:text-box>
            <text:p text:style-name="P9"><text:span text:style-name="T4">R</text:span><text:span text:style-name="T6">d</text:span></text:p>
          </draw:text-box>
        </draw:frame>
        <draw:line draw:style-name="gr24" draw:text-style-name="P11" draw:layer="layout" svg:x1="12.6cm" svg:y1="20.3cm" svg:x2="14.4cm" svg:y2="19.6cm">
          <text:p/>
        </draw:line>
        <draw:custom-shape draw:style-name="gr42" draw:text-style-name="P18" draw:layer="layout" svg:width="0.7cm" svg:height="0.6cm" svg:x="1cm" svg:y="2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cm" svg:height="2cm" svg:x="14.6cm" svg:y="4.6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2.3cm" svg:height="1.786cm" svg:x="14.6cm" svg:y="4.814cm">
          <draw:text-box>
            <text:p text:style-name="P9"><text:span text:style-name="T4">R</text:span><text:span text:style-name="T6">h</text:span><text:span text:style-name="T3">δ</text:span></text:p>
          </draw:text-box>
        </draw:frame>
        <draw:frame draw:style-name="gr44" draw:text-style-name="P10" draw:layer="layout" svg:width="2.1cm" svg:height="1.8cm" svg:x="20.1cm" svg:y="2.1cm">
          <draw:text-box>
            <text:p text:style-name="P9"><text:span text:style-name="T4">D</text:span><text:span text:style-name="T3">δ</text:span></text:p>
          </draw:text-box>
        </draw:frame>
        <draw:custom-shape draw:style-name="gr18" draw:text-style-name="P7" draw:layer="layout" svg:width="2.2cm" svg:height="2cm" svg:x="20cm" svg:y="2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0.9cm" svg:y1="3cm" svg:x2="20cm" svg:y2="3cm">
          <text:p/>
        </draw:line>
        <draw:line draw:style-name="gr24" draw:text-style-name="P11" draw:layer="layout" svg:x1="10cm" svg:y1="4.1cm" svg:x2="10cm" svg:y2="5.521cm">
          <text:p/>
        </draw:line>
        <draw:frame draw:style-name="gr27" draw:text-style-name="P19" draw:layer="layout" svg:width="1.3cm" svg:height="1.114cm" svg:x="13.2cm" svg:y="4.686cm">
          <draw:text-box>
            <text:p><text:span text:style-name="T17">γ</text:span><text:span text:style-name="T18">h</text:span></text:p>
          </draw:text-box>
        </draw:frame>
        <draw:frame draw:style-name="gr27" draw:text-style-name="P19" draw:layer="layout" svg:width="1.3cm" svg:height="1.114cm" svg:x="14.8cm" svg:y="6.4cm">
          <draw:text-box>
            <text:p><text:span text:style-name="T17">μ</text:span><text:span text:style-name="T18">h</text:span></text:p>
          </draw:text-box>
        </draw:frame>
        <draw:frame draw:style-name="gr27" draw:text-style-name="P19" draw:layer="layout" svg:width="1.3cm" svg:height="1.114cm" svg:x="14.6cm" svg:y="20.5cm">
          <draw:text-box>
            <text:p><text:span text:style-name="T17">μ</text:span><text:span text:style-name="T18">h</text:span></text:p>
          </draw:text-box>
        </draw:frame>
        <draw:frame draw:style-name="gr27" draw:text-style-name="P19" draw:layer="layout" svg:width="1.3cm" svg:height="1.114cm" svg:x="13.1cm" svg:y="18.8cm">
          <draw:text-box>
            <text:p><text:span text:style-name="T17">γ</text:span><text:span text:style-name="T18">h</text:span></text:p>
          </draw:text-box>
        </draw:frame>
        <draw:frame draw:style-name="gr27" draw:text-style-name="P12" draw:layer="layout" svg:width="1.3cm" svg:height="1.114cm" svg:x="6.8cm" svg:y="18.3cm">
          <draw:text-box>
            <text:p><text:span text:style-name="T7">γ</text:span><text:span text:style-name="T11">s</text:span></text:p>
          </draw:text-box>
        </draw:frame>
        <draw:custom-shape draw:style-name="gr45" draw:text-style-name="P20" draw:layer="layout" svg:width="9.5cm" svg:height="3.8cm" svg:x="10.113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6.2cm" svg:height="3.4cm" svg:x="13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1" draw:layer="layout" svg:width="0.7cm" svg:height="0.6cm" svg:x="9.5cm" svg:y="24.9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7.3cm" svg:height="0.86cm" svg:x="10.4cm" svg:y="24.8cm">
          <draw:text-box>
            <text:p><text:span text:style-name="T16">Δ </text:span><text:span text:style-name="T15">- dead outside </text:span><text:span text:style-name="T15">hospitals</text:span></text:p>
          </draw:text-box>
        </draw:frame>
        <draw:line draw:style-name="gr24" draw:text-style-name="P11" draw:layer="layout" svg:x1="9.3cm" svg:y1="14cm" svg:x2="11.4cm" svg:y2="19.7cm">
          <text:p/>
        </draw:line>
        <draw:custom-shape draw:style-name="gr10" draw:text-style-name="P7" draw:layer="layout" svg:width="1.875cm" svg:height="2cm" svg:x="9.1cm" svg:y="9.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2cm" svg:height="1.786cm" svg:x="9.5cm" svg:y="10cm">
          <draw:text-box>
            <text:p><text:span text:style-name="T1">I</text:span><text:span text:style-name="T2">u</text:span></text:p>
          </draw:text-box>
        </draw:frame>
        <draw:line draw:style-name="gr24" draw:text-style-name="P11" draw:layer="layout" svg:x1="11cm" svg:y1="10.4cm" svg:x2="14.6cm" svg:y2="10.4cm">
          <text:p/>
        </draw:line>
        <draw:frame draw:style-name="gr27" draw:text-style-name="P12" draw:layer="layout" svg:width="1.5cm" svg:height="1.114cm" svg:x="12.1cm" svg:y="9.4cm">
          <draw:text-box>
            <text:p><text:span text:style-name="T7">γ</text:span><text:span text:style-name="T11">s</text:span></text:p>
          </draw:text-box>
        </draw:frame>
        <draw:line draw:style-name="gr24" draw:text-style-name="P11" draw:layer="layout" svg:x1="6.6cm" svg:y1="11.7cm" svg:x2="9.1cm" svg:y2="11.7cm">
          <text:p/>
        </draw:line>
        <draw:frame draw:style-name="gr48" draw:text-style-name="P13" draw:layer="layout" svg:width="2.738cm" svg:height="1.305cm" svg:x="6.685cm" svg:y="10.7cm">
          <draw:text-box>
            <text:p><text:span text:style-name="T8">(1-π</text:span><text:span text:style-name="T9">t</text:span><text:span text:style-name="T10">)ς</text:span></text:p>
          </draw:text-box>
        </draw:frame>
        <draw:frame draw:style-name="gr49" draw:text-style-name="P12" draw:layer="layout" svg:width="1.7cm" svg:height="1.825cm" svg:x="14.7cm" svg:y="12.875cm">
          <draw:text-box>
            <text:p><text:span text:style-name="T7">υ</text:span><text:span text:style-name="T17">μ</text:span><text:span text:style-name="T18">s</text:span></text:p>
          </draw:text-box>
        </draw:frame>
        <draw:frame draw:style-name="gr27" draw:text-style-name="P19" draw:layer="layout" svg:width="1.3cm" svg:height="1.114cm" svg:x="13.3cm" svg:y="13.486cm">
          <draw:text-box>
            <text:p><text:span text:style-name="T17">μ</text:span><text:span text:style-name="T18">s</text:span></text:p>
          </draw:text-box>
        </draw:frame>
        <draw:line draw:style-name="gr24" draw:text-style-name="P11" draw:layer="layout" svg:x1="11cm" svg:y1="11.7cm" svg:x2="20cm" svg:y2="16.3cm">
          <text:p/>
        </draw:line>
        <draw:frame draw:style-name="gr27" draw:text-style-name="P19" draw:layer="layout" svg:width="1.4cm" svg:height="1.114cm" svg:x="9.8cm" svg:y="14.6cm">
          <draw:text-box>
            <text:p><text:span text:style-name="T17">ι</text:span><text:span text:style-name="T18">s</text:span></text:p>
          </draw:text-box>
        </draw:frame>
        <draw:line draw:style-name="gr24" draw:text-style-name="P11" draw:layer="layout" svg:x1="10.6cm" svg:y1="11.8cm" svg:x2="11.6cm" svg:y2="19.7cm">
          <text:p/>
        </draw:line>
        <draw:frame draw:style-name="gr27" draw:text-style-name="P12" draw:layer="layout" svg:width="1.4cm" svg:height="1.114cm" svg:x="10.8cm" svg:y="14.6cm">
          <draw:text-box>
            <text:p><text:span text:style-name="T7">υ</text:span><text:span text:style-name="T19">ι</text:span><text:span text:style-name="T20">s</text:span></text:p>
          </draw:text-box>
        </draw:frame>
        <draw:frame draw:style-name="gr27" draw:text-style-name="P19" draw:layer="layout" svg:width="1.4cm" svg:height="1.114cm" svg:x="11.1cm" svg:y="3.2cm">
          <draw:text-box>
            <text:p><text:span text:style-name="T17">ι</text:span><text:span text:style-name="T18">s</text:span></text:p>
          </draw:text-box>
        </draw:frame>
        <draw:frame draw:style-name="gr27" draw:text-style-name="P19" draw:layer="layout" svg:width="1.3cm" svg:height="1.114cm" svg:x="13.7cm" svg:y="1.9cm">
          <draw:text-box>
            <text:p><text:span text:style-name="T17">μ</text:span><text:span text:style-name="T18">s</text:span></text:p>
          </draw:text-box>
        </draw:frame>
        <draw:frame draw:style-name="gr27" draw:text-style-name="P19" draw:layer="layout" svg:width="1.3cm" svg:height="1.114cm" svg:x="12.4cm" svg:y="15.886cm">
          <draw:text-box>
            <text:p><text:span text:style-name="T17">μ</text:span><text:span text:style-name="T18">s</text:span></text:p>
          </draw:text-box>
        </draw:frame>
        <draw:frame draw:style-name="gr27" draw:text-style-name="P19" draw:layer="layout" svg:width="1.4cm" svg:height="1.114cm" svg:x="8.7cm" svg:y="17.4cm">
          <draw:text-box>
            <text:p><text:span text:style-name="T17">ι</text:span><text:span text:style-name="T18">s</text:span></text:p>
          </draw:text-box>
        </draw:frame>
        <draw:line draw:style-name="gr24" draw:text-style-name="P11" draw:layer="layout" svg:x1="6.4cm" svg:y1="13.2cm" svg:x2="11.2cm" svg:y2="19.7cm">
          <text:p/>
        </draw:line>
        <draw:frame draw:style-name="gr27" draw:text-style-name="P22" draw:layer="layout" svg:width="1.4cm" svg:height="1.114cm" svg:x="7.9cm" svg:y="14.586cm">
          <draw:text-box>
            <text:p><text:span text:style-name="T19">ι</text:span><text:span text:style-name="T20">s</text:span></text:p>
          </draw:text-box>
        </draw:frame>
        <draw:custom-shape draw:style-name="gr50" draw:text-style-name="P20" draw:layer="layout" svg:width="0.7cm" svg:height="0.477cm" svg:x="9.5cm" svg:y="22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7" draw:layer="layout" svg:width="5.9cm" svg:height="1.427cm" svg:x="10.4cm" svg:y="22.9cm">
          <draw:text-box>
            <text:p><text:span text:style-name="T13">H -</text:span><text:span text:style-name="T15">ad</text:span><text:span text:style-name="T15">mitt</text:span><text:span text:style-name="T15">ed </text:span><text:span text:style-name="T15">to </text:span><text:span text:style-name="T15">hos</text:span><text:span text:style-name="T15">pita</text:span><text:span text:style-name="T15">l</text:span></text:p>
          </draw:text-box>
        </draw:frame>
        <draw:custom-shape draw:style-name="gr52" draw:text-style-name="P20" draw:layer="layout" svg:width="0.9cm" svg:height="0.477cm" svg:x="9.5cm" svg:y="23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7" draw:layer="layout" svg:width="6.7cm" svg:height="0.839cm" svg:x="10.4cm" svg:y="23.9cm">
          <draw:text-box>
            <text:p><text:span text:style-name="T13">R</text:span><text:span text:style-name="T15"> </text:span><text:span text:style-name="T15">- </text:span><text:span text:style-name="T15">r</text:span><text:span text:style-name="T15">el</text:span><text:span text:style-name="T15">e</text:span><text:span text:style-name="T15">a</text:span><text:span text:style-name="T15">s</text:span><text:span text:style-name="T15">e</text:span><text:span text:style-name="T15">d </text:span><text:span text:style-name="T15">fr</text:span><text:span text:style-name="T15">o</text:span><text:span text:style-name="T15">m</text:span><text:span text:style-name="T15"> </text:span><text:span text:style-name="T15">h</text:span><text:span text:style-name="T15">o</text:span><text:span text:style-name="T15">s</text:span><text:span text:style-name="T15">pi</text:span><text:span text:style-name="T15">t</text:span><text:span text:style-name="T15">al</text:span></text:p>
          </draw:text-box>
        </draw:frame>
        <draw:custom-shape draw:style-name="gr53" draw:text-style-name="P20" draw:layer="layout" svg:width="8.5cm" svg:height="3.9cm" svg:x="11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0" draw:layer="layout" svg:width="5.5cm" svg:height="3.7cm" svg:x="14.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cm" svg:stroke-color="#383d3c" draw:marker-start-width="0.2cm" draw:marker-start-center="false" draw:marker-end-width="0.2cm" draw:marker-end-center="false" draw:fill="none" draw:fill-color="#41ad0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="Arrow" draw:marker-end-width="0.1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.5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46:59.775864454</meta:creation-date>
    <dc:date>2021-02-10T22:12:20.542775250</dc:date>
    <meta:editing-duration>PT14H45M59S</meta:editing-duration>
    <meta:editing-cycles>40</meta:editing-cycles>
    <meta:generator>LibreOffice/6.4.6.2$Linux_X86_64 LibreOffice_project/40$Build-2</meta:generator>
    <meta:print-date>2020-10-07T09:05:11.568000000</meta:print-date>
    <meta:document-statistic meta:object-count="129"/>
  </office:meta>
</office:document-meta>
</file>